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UnitOT-Light" svg:font-family="UnitOT-Light" style:font-family-generic="system" style:font-pitch="variable"/>
  </office:font-face-decls>
  <office:automatic-styles>
    <style:style style:name="P1" style:parent-style-name="TítuloApartado1_sinnivel" style:master-page-name="MP0" style:family="paragraph">
      <style:paragraph-properties fo:break-before="page" fo:text-align="center">
        <style:tab-stops>
          <style:tab-stop style:type="left" style:position="0.4166in"/>
        </style:tab-stops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-complex="UnitOT-Light" style:font-size-complex="11pt"/>
    </style:style>
    <style:style style:name="T3" style:parent-style-name="Fuentedepárrafopredeter." style:family="text">
      <style:text-properties style:font-name-complex="UnitOT-Light" style:font-size-complex="11pt"/>
    </style:style>
    <style:style style:name="P4" style:parent-style-name="Standard" style:family="paragraph">
      <style:text-properties style:font-name-complex="UnitOT-Light" style:font-size-complex="11pt"/>
    </style:style>
    <style:style style:name="P5" style:parent-style-name="Standard" style:family="paragraph">
      <style:text-properties style:font-name-complex="UnitOT-Light" style:font-size-complex="11pt"/>
    </style:style>
    <style:style style:name="P6" style:parent-style-name="Standard" style:family="paragraph">
      <style:text-properties style:font-name-complex="UnitOT-Light" style:font-size-complex="11pt"/>
    </style:style>
    <style:style style:name="T7" style:parent-style-name="Fuentedepárrafopredeter." style:family="text">
      <style:text-properties style:font-name-complex="UnitOT-Light" style:font-size-complex="11pt"/>
    </style:style>
    <style:style style:name="T8" style:parent-style-name="Fuentedepárrafopredeter." style:family="text">
      <style:text-properties style:font-name-complex="UnitOT-Light" fo:font-weight="bold" style:font-weight-asian="bold" style:font-size-complex="11pt"/>
    </style:style>
    <style:style style:name="T9" style:parent-style-name="Fuentedepárrafopredeter." style:family="text">
      <style:text-properties style:font-name-complex="UnitOT-Light" style:font-size-complex="11pt"/>
    </style:style>
    <style:style style:name="T10" style:parent-style-name="Fuentedepárrafopredeter." style:family="text">
      <style:text-properties style:font-name-complex="UnitOT-Light" style:font-size-complex="11pt"/>
    </style:style>
    <style:style style:name="T11" style:parent-style-name="Fuentedepárrafopredeter." style:family="text">
      <style:text-properties style:font-name-complex="UnitOT-Light" fo:font-weight="bold" style:font-weight-asian="bold" style:font-size-complex="11pt"/>
    </style:style>
    <style:style style:name="T12" style:parent-style-name="Fuentedepárrafopredeter." style:family="text">
      <style:text-properties style:font-name-complex="UnitOT-Light" style:font-size-complex="11pt"/>
    </style:style>
    <style:style style:name="T13" style:parent-style-name="Fuentedepárrafopredeter." style:family="text">
      <style:text-properties style:font-name-complex="UnitOT-Light" style:font-size-complex="11pt"/>
    </style:style>
    <style:style style:name="P14" style:parent-style-name="Standard" style:family="paragraph">
      <style:text-properties style:font-name-complex="UnitOT-Light" style:font-size-complex="11pt"/>
    </style:style>
    <style:style style:name="P15" style:parent-style-name="Standard" style:family="paragraph">
      <style:text-properties style:font-name-complex="UnitOT-Light" style:font-size-complex="11pt"/>
    </style:style>
  </office:automatic-styles>
  <office:body>
    <office:text text:use-soft-page-breaks="true">
      <text:p text:style-name="P1"><text:s/>La zona de confort</text:p>
      <text:p text:style-name="P2"/>
      <text:p text:style-name="Standard">Te proponemos en esta actividad que veas el siguiente vídeo:</text:p>
      <text:p text:style-name="Standard"/>
      <text:p text:style-name="Standard"><text:a xlink:href="https://www.youtube.com/watch?v=RSUykLfEmVE" office:target-frame-name="_top" xlink:show="replace">https://www.youtube.com/watch?v=RSUykLfEmVE</text:a></text:p>
      <text:p text:style-name="Standard"/>
      <text:p text:style-name="Standard">SAL DE TU ZONA DE CONFORT ¿Te atreves a soñar?</text:p>
      <text:p text:style-name="Standard"/>
      <text:p text:style-name="Standard"/>
      <text:p text:style-name="Standard"><text:span text:style-name="T3">¿Conocías lo que se llama «zona de confort»? Como has visto, la zona de confort es el entorno que conoces y dominas. Es importante salir de esa zona para aprender, experimentar y mejorar.</text:span></text:p>
      <text:p text:style-name="Standard"/>
      <text:p text:style-name="Standard">Sí, ya conocía este término, de<text:s/>hecho,<text:s/>creo que casi todo el mundo esta dentro de su zona de confort, pocos son los que salen de ella para aventurarse en la zona de aprendizaje o más allá, en la zona de peligro.</text:p>
      <text:p text:style-name="Standard"/>
      <text:p text:style-name="Standard"/>
      <text:p text:style-name="P4">Piensa qué es lo que te ha llevado a emprender esta aventura,<text:s/>cuáles son tus apoyos para lograr el éxito y qué herramientas puedes utilizar: tanto las que ya tienes en tu vida (tu esfuerzo, tu familia, etc.)</text:p>
      <text:p text:style-name="P5"/>
      <text:p text:style-name="P6">Porque me gusta<text:s/>y le veo una salida laboral muy alta. Mi apoyo son las ganas de aprender más en este sector, las herramientas que uso son Internet, libros …</text:p>
      <text:p text:style-name="Standard"/>
      <text:p text:style-name="Standard"/>
      <text:p text:style-name="Standard"><text:span text:style-name="T7">El<text:s/></text:span><text:span text:style-name="T8">objetivo</text:span><text:span text:style-name="T9"><text:s/>de esta actividad es que reflexiones sobre aspectos importantes que quizá no<text:s/></text:span><text:span text:style-name="T10">te hayas planteado y que seguro te van a motivar y a ayudar en el camino.</text:span></text:p>
      <text:p text:style-name="Standard"/>
      <text:p text:style-name="Standard">Algunos aspectos que quizás no me haya planteado, no es que no me he planteado, veo la vida más cómoda y con menos preocupaciones trabajando por cuenta ajena, son el ser tu propio jefe, tus propios horarios e incluso si la empresa va bien unos ingresos mayores, para cualquier persona puede ser una motivación enorme y le ayudarán seguramente a crecer mucho más. Pero mi motivación actual es tener un trabajo que me guste, entrar a trabajar a las 8 y salir a la hora que haya que salir y llegar a tu casa y tener la tarde para ti, en cambio para un persona con su propia empresa aunque tenga sus propios horarios, realmente<text:s/>está<text:s/>trabajando 24 horas.</text:p>
      <text:p text:style-name="Standard"/>
      <text:p text:style-name="Standard"/>
      <text:p text:style-name="Standard"><text:span text:style-name="T11">Se valorará</text:span><text:span text:style-name="T12"><text:s/>la relación de la reflexión con los elementos utilizados en el vídeo propuesto, y tus ganas de emprender saliendo de tu zona de<text:s/></text:span><text:span text:style-name="T13">confort.</text:span></text:p>
      <text:p text:style-name="P14"/>
      <text:p text:style-name="P15">No puedo responder a esta pregunta, ahora mismo mis pensamientos no son de emprender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UnitOT-Light" svg:font-family="UnitOT-Light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Tema" style:display-name="Título Tema" style:family="paragraph" style:parent-style-name="Standard">
      <style:paragraph-properties fo:text-align="end"/>
      <style:text-properties style:font-name="Calibri Light" fo:color="#0098CD" fo:font-size="42pt" style:font-size-asian="42pt" style:font-size-complex="42pt" fo:hyphenate="false"/>
    </style:style>
    <style:style style:name="TituloApartado1" style:display-name="Titulo Apartado 1" style:family="paragraph" style:parent-style-name="TítuloTema" style:default-outline-level="2">
      <style:paragraph-properties fo:text-align="start" fo:line-height="150%"/>
      <style:text-properties style:font-name="Calibri" fo:font-size="20pt" style:font-size-asian="20pt" style:font-size-complex="20pt" fo:hyphenate="false"/>
    </style:style>
    <style:style style:name="TítuloApartado1_sinnivel" style:display-name="Título Apartado 1_sin nivel" style:family="paragraph" style:parent-style-name="TituloApartado1" style:default-outline-level="2">
      <style:text-properties fo:hyphenate="false"/>
    </style:style>
    <style:style style:name="Cuadroenlace" style:display-name="Cuadro enlace" style:family="paragraph" style:parent-style-name="Standard">
      <style:paragraph-properties fo:border-top="0.0069in solid #0098CD" fo:border-left="none" fo:border-bottom="0.0069in solid #0098CD" fo:border-right="none" fo:padding-top="0.0555in" fo:padding-left="0in" fo:padding-bottom="0in" fo:padding-right="0in" style:shadow="none" fo:text-align="center"/>
      <style:text-properties style:font-name-complex="UnitOT-Light" style:font-size-complex="11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rnando Rabanal Márquez</dc:creator>
    <meta:creation-date>2019-10-08T19:54:00Z</meta:creation-date>
    <dc:date>2019-10-09T10:23:00Z</dc:date>
    <meta:template xlink:href="Normal" xlink:type="simple"/>
    <meta:editing-cycles>6</meta:editing-cycles>
    <meta:editing-duration>PT3780S</meta:editing-duration>
    <meta:document-statistic meta:page-count="1" meta:paragraph-count="4" meta:word-count="317" meta:character-count="2058" meta:row-count="14" meta:non-whitespace-character-count="1745"/>
  </office:meta>
</office:document-meta>
</file>